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string" calcext:value-type="string">
            <text:p>Svetlin Nakov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Doncho Minkov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Nikolay Kostov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eorge Georgiev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3:13:12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9S</meta:editing-duration>
    <meta:editing-cycles>3</meta:editing-cycles>
    <meta:generator>LibreOffice/5.0.1.2$Windows_x86 LibreOffice_project/81898c9f5c0d43f3473ba111d7b351050be20261</meta:generator>
    <dc:date>2015-10-12T13:13:59.959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